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3.014cm" table:align="left"/>
    </style:style>
    <style:style style:name="Tabela1.A" style:family="table-column">
      <style:table-column-properties style:column-width="4.916cm"/>
    </style:style>
    <style:style style:name="Tabela1.B" style:family="table-column">
      <style:table-column-properties style:column-width="8.098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text-align="start" style:justify-single-word="false"/>
      <style:text-properties style:font-name="DejaVu Math TeX Gyre" fo:font-size="14pt" fo:font-weight="normal" officeooo:rsid="00153aa6" officeooo:paragraph-rsid="001e5bff" style:font-size-asian="14pt" style:font-weight-asian="normal" style:font-size-complex="14pt" style:font-weight-complex="normal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Standard">
      <style:paragraph-properties fo:text-align="start" style:justify-single-word="false"/>
      <style:text-properties style:font-name="DejaVu Math TeX Gyre" fo:font-size="14pt" fo:font-weight="normal" officeooo:rsid="00153aa6" officeooo:paragraph-rsid="001e5bff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DejaVu Math TeX Gyre" fo:font-size="14pt" fo:font-weight="normal" officeooo:rsid="0013bcfc" officeooo:paragraph-rsid="001e5bf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DejaVu Math TeX Gyre" fo:font-size="14pt" fo:font-weight="bold" officeooo:rsid="0013bcfc" officeooo:paragraph-rsid="001e5bf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Math TeX Gyre" fo:font-size="14pt" fo:font-weight="bold" officeooo:rsid="001e5bff" officeooo:paragraph-rsid="001e5bff" style:font-size-asian="14pt" style:font-weight-asian="bold" style:font-size-complex="14pt" style:font-weight-complex="bold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L13"/>
    <style:style style:name="P20" style:family="paragraph" style:parent-style-name="Text_20_body" style:list-style-name="L14"/>
    <style:style style:name="P21" style:family="paragraph" style:parent-style-name="Text_20_body">
      <style:text-properties officeooo:paragraph-rsid="001e5bff"/>
    </style:style>
    <style:style style:name="P22" style:family="paragraph" style:parent-style-name="Text_20_body">
      <style:text-properties officeooo:rsid="001e5bff" officeooo:paragraph-rsid="001e5b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5bff" style:font-weight-asian="normal" style:font-weight-complex="normal"/>
    </style:style>
    <style:style style:name="T3" style:family="text">
      <style:text-properties officeooo:rsid="001e5bf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5bff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putação Paralela e Distribuída</text:p>
      <text:p text:style-name="P4">Ano Lectivo 2025-26</text:p>
      <text:p text:style-name="P4">Laboratório - Aula 1</text:p>
      <text:p text:style-name="P5"><text:span text:style-name="T1"/></text:p>
      <text:p text:style-name="P5">RELATÓRIO</text:p>
      <text:p text:style-name="P6">DESAFIO</text:p>
      <text:p text:style-name="P5"/>
      <text:p text:style-name="P5"/>
      <text:p text:style-name="P3">NOME: BERNARDO ANTÓNIO LEÃO DOS SANTOS</text:p>
      <text:p text:style-name="P3">MATRICULA: 20230470</text:p>
      <text:p text:style-name="P3"/>
      <text:h text:style-name="P1" text:outline-level="1">Relatório do Projeto cpd-terminal</text:h>
      <text:h text:style-name="Heading_20_2" text:outline-level="2">1. Visão Geral</text:h>
      <text:p text:style-name="Text_20_body">O <text:span text:style-name="Strong_20_Emphasis">cpd-terminal</text:span> é um programa em C que implementa um terminal simplificado capaz de executar programas em background, monitorar processos filhos e gerenciar seu término. O projeto foi desenvolvido para demonstrar conceitos fundamentais de sistemas operacionais, incluindo:</text:p>
      <text:list text:style-name="L1">
        <text:list-item>
          <text:p text:style-name="P7">Criação e gerenciamento de processos com <text:span text:style-name="Source_20_Text">fork()</text:span> e <text:span text:style-name="Source_20_Text">execv()</text:span></text:p>
        </text:list-item>
        <text:list-item>
          <text:p text:style-name="P7">Programação concorrente com threads (<text:span text:style-name="Source_20_Text">pthread</text:span>)</text:p>
        </text:list-item>
        <text:list-item>
          <text:p text:style-name="P7">Sincronização de dados compartilhados (mutex)</text:p>
        </text:list-item>
        <text:list-item>
          <text:p text:style-name="P7">Gerenciamento dinâmico de memória com listas ligadas</text:p>
        </text:list-item>
      </text:list>
      <text:h text:style-name="Heading_20_2" text:outline-level="2">2. Estrutura do Código</text:h>
      <text:h text:style-name="Heading_20_3" text:outline-level="3">2.1 Definições e Estruturas de Dados</text:h>
      <text:p text:style-name="Text_20_body">c</text:p>
      <text:p text:style-name="Preformatted_20_Text">#define MAX_COMMAND_LENGTH 1024</text:p>
      <text:p text:style-name="P2">#define MAX_ARGS 6 <text:s/>// pathname + até 5 argumentos</text:p>
      <text:list text:style-name="L2">
        <text:list-item>
          <text:p text:style-name="P8"><text:span text:style-name="Strong_20_Emphasis">MAX_ARGS</text:span>: Define o limite máximo de argumentos (6 = pathname + 5 argumentos)</text:p>
        </text:list-item>
        <text:list-item>
          <text:p text:style-name="P8">Limitação implementada para simplificar o gerenciamento de memória</text:p>
        </text:list-item>
      </text:list>
      <text:p text:style-name="Text_20_body"><text:span text:style-name="Strong_20_Emphasis">Estrutura </text:span><text:span text:style-name="Strong_20_Emphasis"><text:span text:style-name="Source_20_Text">process_node_t</text:span></text:span>:</text:p>
      <text:p text:style-name="Text_20_body">c</text:p>
      <text:p text:style-name="Preformatted_20_Text">typedef struct process_node {</text:p>
      <text:p text:style-name="Preformatted_20_Text"><text:s text:c="4"/>pid_t pid;</text:p>
      <text:p text:style-name="Preformatted_20_Text"><text:s text:c="4"/>time_t start_time;</text:p>
      <text:p text:style-name="Preformatted_20_Text"><text:s text:c="4"/>time_t end_time;</text:p>
      <text:p text:style-name="Preformatted_20_Text"><text:s text:c="4"/>int finished; <text:s/>// 0 = em execução, 1 = terminado</text:p>
      <text:p text:style-name="Preformatted_20_Text"><text:s text:c="4"/>struct process_node* next;</text:p>
      <text:p text:style-name="P2">} process_node_t;</text:p>
      <text:p text:style-name="Text_20_body"><text:soft-page-break/>Representa um nó na lista ligada que armazena informações sobre cada processo filho:</text:p>
      <text:list text:style-name="L3">
        <text:list-item>
          <text:p text:style-name="P9"><text:span text:style-name="Strong_20_Emphasis">pid</text:span>: identificador do processo</text:p>
        </text:list-item>
        <text:list-item>
          <text:p text:style-name="P9"><text:span text:style-name="Strong_20_Emphasis">start_time/end_time</text:span>: timestamps para cálculo do tempo de execução</text:p>
        </text:list-item>
        <text:list-item>
          <text:p text:style-name="P9"><text:span text:style-name="Strong_20_Emphasis">finished</text:span>: flag para diferenciar processos ativos dos terminados</text:p>
        </text:list-item>
        <text:list-item>
          <text:p text:style-name="P9"><text:span text:style-name="Strong_20_Emphasis">next</text:span>: ponteiro para o próximo nó (implementação de lista encadeada)</text:p>
        </text:list-item>
      </text:list>
      <text:p text:style-name="Text_20_body"><text:span text:style-name="Strong_20_Emphasis">Estrutura </text:span><text:span text:style-name="Strong_20_Emphasis"><text:span text:style-name="Source_20_Text">shared_data_t</text:span></text:span>:</text:p>
      <text:p text:style-name="Text_20_body">c</text:p>
      <text:p text:style-name="Preformatted_20_Text">typedef struct {</text:p>
      <text:p text:style-name="Preformatted_20_Text"><text:s text:c="4"/>process_node_t* head;</text:p>
      <text:p text:style-name="Preformatted_20_Text"><text:s text:c="4"/>int numChildren;</text:p>
      <text:p text:style-name="Preformatted_20_Text"><text:s text:c="4"/>int exit_requested;</text:p>
      <text:p text:style-name="Preformatted_20_Text"><text:s text:c="4"/>pthread_mutex_t mutex;</text:p>
      <text:p text:style-name="Preformatted_20_Text"><text:s text:c="4"/>pthread_cond_t cond;</text:p>
      <text:p text:style-name="P2">} shared_data_t;</text:p>
      <text:p text:style-name="Text_20_body">Estrutura de dados compartilhada entre a thread principal e a thread monitora:</text:p>
      <text:list text:style-name="L4">
        <text:list-item>
          <text:p text:style-name="P10"><text:span text:style-name="Strong_20_Emphasis">head</text:span>: cabeça da lista ligada de processos</text:p>
        </text:list-item>
        <text:list-item>
          <text:p text:style-name="P10"><text:span text:style-name="Strong_20_Emphasis">numChildren</text:span>: contador de processos em execução</text:p>
        </text:list-item>
        <text:list-item>
          <text:p text:style-name="P10"><text:span text:style-name="Strong_20_Emphasis">exit_requested</text:span>: flag para sinalizar término do programa</text:p>
        </text:list-item>
        <text:list-item>
          <text:p text:style-name="P10"><text:span text:style-name="Strong_20_Emphasis">mutex</text:span>: mutex para proteção de acesso concorrente</text:p>
        </text:list-item>
        <text:list-item>
          <text:p text:style-name="P10"><text:span text:style-name="Strong_20_Emphasis">cond</text:span>: variável de condição (implementada mas não utilizada)</text:p>
        </text:list-item>
      </text:list>
      <text:h text:style-name="Heading_20_2" text:outline-level="2">3. Funcionalidades Implementadas</text:h>
      <text:h text:style-name="Heading_20_3" text:outline-level="3">3.1 Execução de Programas em Background</text:h>
      <text:p text:style-name="Text_20_body"><text:span text:style-name="Strong_20_Emphasis">Função </text:span><text:span text:style-name="Strong_20_Emphasis"><text:span text:style-name="Source_20_Text">execute_pathname()</text:span></text:span>:</text:p>
      <text:list text:style-name="L5">
        <text:list-item>
          <text:p text:style-name="P11">Valida o número de argumentos (máximo 5)</text:p>
        </text:list-item>
        <text:list-item>
          <text:p text:style-name="P11">Verifica se o executável existe e tem permissão de execução com <text:span text:style-name="Source_20_Text">access(pathname, X_OK)</text:span></text:p>
        </text:list-item>
        <text:list-item>
          <text:p text:style-name="P11">Cria um processo filho com <text:span text:style-name="Source_20_Text">fork()</text:span></text:p>
        </text:list-item>
        <text:list-item>
          <text:p text:style-name="P11">No processo filho: executa o programa com <text:span text:style-name="Source_20_Text">execv()</text:span></text:p>
        </text:list-item>
        <text:list-item>
          <text:p text:style-name="P11">No processo pai: registra o PID e timestamp na lista compartilhada</text:p>
        </text:list-item>
        <text:list-item>
          <text:p text:style-name="P11">Exibe mensagem de início do processo</text:p>
        </text:list-item>
      </text:list>
      <text:h text:style-name="Heading_20_3" text:outline-level="3">3.2 Monitoramento de Processos</text:h>
      <text:p text:style-name="Text_20_body"><text:span text:style-name="Strong_20_Emphasis">Thread Monitora (</text:span><text:span text:style-name="Strong_20_Emphasis"><text:span text:style-name="Source_20_Text">monitor_thread</text:span></text:span><text:span text:style-name="Strong_20_Emphasis">)</text:span>:</text:p>
      <text:list text:style-name="L6">
        <text:list-item>
          <text:p text:style-name="P12">Executa em loop infinito enquanto houver processos ativos</text:p>
        </text:list-item>
        <text:list-item>
          <text:p text:style-name="P12">Utiliza <text:span text:style-name="Source_20_Text">wait()</text:span> para aguardar término de qualquer processo filho</text:p>
        </text:list-item>
        <text:list-item>
          <text:p text:style-name="P12"><text:soft-page-break/>Quando um processo termina:</text:p>
          <text:list>
            <text:list-item>
              <text:p text:style-name="P12">Captura o status de término (código de saída ou sinal)</text:p>
            </text:list-item>
            <text:list-item>
              <text:p text:style-name="P12">Registra o timestamp de término</text:p>
            </text:list-item>
            <text:list-item>
              <text:p text:style-name="P12">Marca o processo como finalizado na lista</text:p>
            </text:list-item>
            <text:list-item>
              <text:p text:style-name="P12">Exibe mensagem com o PID, código de término e tempo de execução</text:p>
            </text:list-item>
          </text:list>
        </text:list-item>
      </text:list>
      <text:h text:style-name="Heading_20_3" text:outline-level="3">3.3 Gerenciamento de Lista de Processos</text:h>
      <text:p text:style-name="Text_20_body"><text:span text:style-name="Strong_20_Emphasis">Funções de gerenciamento</text:span>:</text:p>
      <text:list text:style-name="L7">
        <text:list-item>
          <text:p text:style-name="P13"><text:span text:style-name="Source_20_Text">add_process()</text:span>: insere novo nó no início da lista (O(1))</text:p>
        </text:list-item>
        <text:list-item>
          <text:p text:style-name="P13"><text:span text:style-name="Source_20_Text">mark_process_finished()</text:span>: atualiza informações de um processo terminado</text:p>
        </text:list-item>
        <text:list-item>
          <text:p text:style-name="P13"><text:span text:style-name="Source_20_Text">print_all_processes()</text:span>: exibe histórico completo de todos os processos</text:p>
        </text:list-item>
        <text:list-item>
          <text:p text:style-name="P13"><text:span text:style-name="Source_20_Text">free_process_list()</text:span>: libera toda a memória alocada</text:p>
        </text:list-item>
      </text:list>
      <text:h text:style-name="Heading_20_3" text:outline-level="3">3.4 Interface de Usuário</text:h>
      <text:p text:style-name="Text_20_body"><text:span text:style-name="Strong_20_Emphasis">Loop principal</text:span>:</text:p>
      <text:list text:style-name="L8">
        <text:list-item>
          <text:p text:style-name="P14">Exibe prompt <text:span text:style-name="Source_20_Text">cpd-terminal&gt; </text:span></text:p>
        </text:list-item>
        <text:list-item>
          <text:p text:style-name="P14">Aceita comandos no formato: <text:span text:style-name="Source_20_Text">pathname [arg1 arg2 ...]</text:span></text:p>
        </text:list-item>
        <text:list-item>
          <text:p text:style-name="P14">Comando especial: <text:span text:style-name="Source_20_Text">exit</text:span> para finalizar o programa</text:p>
        </text:list-item>
      </text:list>
      <text:h text:style-name="Heading_20_2" text:outline-level="2">4. Mecanismos de Sincronização</text:h>
      <text:h text:style-name="Heading_20_3" text:outline-level="3">4.1 Mutex (Mutex)</text:h>
      <text:p text:style-name="Text_20_body">c</text:p>
      <text:p text:style-name="Preformatted_20_Text">pthread_mutex_lock(&amp;shared_data.mutex);</text:p>
      <text:p text:style-name="Preformatted_20_Text">// Acesso à estrutura compartilhada</text:p>
      <text:p text:style-name="P2">pthread_mutex_unlock(&amp;shared_data.mutex);</text:p>
      <text:p text:style-name="Text_20_body">O mutex é utilizado para:</text:p>
      <text:list text:style-name="L9">
        <text:list-item>
          <text:p text:style-name="P15">Proteger a lista ligada durante inserções e remoções</text:p>
        </text:list-item>
        <text:list-item>
          <text:p text:style-name="P15">Garantir leitura consistente do contador <text:span text:style-name="Source_20_Text">numChildren</text:span></text:p>
        </text:list-item>
        <text:list-item>
          <text:p text:style-name="P15">Proteger o acesso à flag <text:span text:style-name="Source_20_Text">exit_requested</text:span></text:p>
        </text:list-item>
      </text:list>
      <text:p text:style-name="Text_20_body"><text:span text:style-name="Strong_20_Emphasis">Justificativa</text:span>: A thread principal insere processos na lista, enquanto a thread monitora os remove. Sem o mutex, ocorreriam condições de corrida.</text:p>
      <text:h text:style-name="Heading_20_3" text:outline-level="3">4.2 Variável de Condição</text:h>
      <text:p text:style-name="Text_20_body">c</text:p>
      <text:p text:style-name="P2">pthread_cond_t cond; <text:s/>// declarada mas não utilizada</text:p>
      <text:p text:style-name="Text_20_body"><text:soft-page-break/>A variável de condição foi planejada para otimizar a espera da thread monitora, mas não foi implementada. A thread atualmente utiliza <text:span text:style-name="Source_20_Text">sleep(1)</text:span> quando não há processos ativos.</text:p>
      <text:h text:style-name="Heading_20_2" text:outline-level="2">5. Ciclo de Vida dos Processos</text:h>
      <text:list text:style-name="L10">
        <text:list-item>
          <text:p text:style-name="P16"><text:span text:style-name="Strong_20_Emphasis">Criação</text:span>: Usuário digita comando → <text:span text:style-name="Source_20_Text">fork()</text:span> → processo filho criado</text:p>
        </text:list-item>
        <text:list-item>
          <text:p text:style-name="P16"><text:span text:style-name="Strong_20_Emphasis">Registro</text:span>: Processo pai registra PID na lista</text:p>
        </text:list-item>
        <text:list-item>
          <text:p text:style-name="P16"><text:span text:style-name="Strong_20_Emphasis">Execução</text:span>: Processo filho executa programa via <text:span text:style-name="Source_20_Text">execv()</text:span></text:p>
        </text:list-item>
        <text:list-item>
          <text:p text:style-name="P16"><text:span text:style-name="Strong_20_Emphasis">Término natural</text:span>: Processo termina → <text:span text:style-name="Source_20_Text">wait()</text:span> captura status → processo marcado como finalizado</text:p>
        </text:list-item>
        <text:list-item>
          <text:p text:style-name="P16"><text:span text:style-name="Strong_20_Emphasis">Término por sinal</text:span>: Se o processo for morto por sinal, o código de saída é o número do sinal</text:p>
        </text:list-item>
        <text:list-item>
          <text:p text:style-name="P16"><text:span text:style-name="Strong_20_Emphasis">Saída do programa</text:span>: Usuário digita <text:span text:style-name="Source_20_Text">exit</text:span> → aguarda todos os processos → exibe histórico</text:p>
        </text:list-item>
      </text:list>
      <text:h text:style-name="Heading_20_2" text:outline-level="2">6. Tratamento de Erros</text:h>
      <text:p text:style-name="Text_20_body">O código inclui tratamento para:</text:p>
      <text:list text:style-name="L11">
        <text:list-item>
          <text:p text:style-name="P17">Falha de alocação de memória (<text:span text:style-name="Source_20_Text">malloc</text:span> retorna NULL)</text:p>
        </text:list-item>
        <text:list-item>
          <text:p text:style-name="P17">Executável não encontrado ou sem permissão (<text:span text:style-name="Source_20_Text">access</text:span> falha)</text:p>
        </text:list-item>
        <text:list-item>
          <text:p text:style-name="P17">Falha no <text:span text:style-name="Source_20_Text">fork()</text:span></text:p>
        </text:list-item>
        <text:list-item>
          <text:p text:style-name="P17">Falha no <text:span text:style-name="Source_20_Text">execv()</text:span></text:p>
        </text:list-item>
        <text:list-item>
          <text:p text:style-name="P17">Número excessivo de argumentos (limite de 5)</text:p>
        </text:list-item>
      </text:list>
      <text:h text:style-name="Heading_20_2" text:outline-level="2">7. Exemplo de Execução</text:h>
      <text:p text:style-name="Text_20_body">bash</text:p>
      <text:p text:style-name="Preformatted_20_Text">=== cpd-terminal (Etapa 1 e 2) ===</text:p>
      <text:p text:style-name="Preformatted_20_Text">Comandos disponíveis:</text:p>
      <text:p text:style-name="Preformatted_20_Text"><text:s text:c="2"/>- pathname [arg1 arg2 ...] - Executa programa em background (max 5 args)</text:p>
      <text:p text:style-name="Preformatted_20_Text"><text:s text:c="2"/>- exit - Termina o programa aguardando todos os processos</text:p>
      <text:p text:style-name="Preformatted_20_Text">================================</text:p>
      <text:p text:style-name="Preformatted_20_Text"/>
      <text:p text:style-name="Preformatted_20_Text">cpd-terminal&gt; ./sleep 5</text:p>
      <text:p text:style-name="Preformatted_20_Text">[12345] ./sleep 5</text:p>
      <text:p text:style-name="Preformatted_20_Text">cpd-terminal&gt; ./fibonacci 10</text:p>
      <text:p text:style-name="Preformatted_20_Text">[12346] ./fibonacci 10</text:p>
      <text:p text:style-name="Preformatted_20_Text">cpd-terminal&gt; [12345] terminou com código 0 (tempo: 5.00 segundos)</text:p>
      <text:p text:style-name="Preformatted_20_Text">[12346] terminou com código 0 (tempo: 2.34 segundos)</text:p>
      <text:p text:style-name="Preformatted_20_Text"/>
      <text:p text:style-name="Preformatted_20_Text">cpd-terminal&gt; exit</text:p>
      <text:p text:style-name="Preformatted_20_Text"/>
      <text:p text:style-name="Preformatted_20_Text">exit</text:p>
      <text:p text:style-name="Preformatted_20_Text">Aguardando término de todos os processos filhos...</text:p>
      <text:p text:style-name="Preformatted_20_Text"/>
      <text:p text:style-name="Preformatted_20_Text">=== Histórico de Processos ===</text:p>
      <text:p text:style-name="Preformatted_20_Text">pid=12346, tempo=2 segundos (2.34 segundos)</text:p>
      <text:p text:style-name="Preformatted_20_Text">pid=12345, tempo=5 segundos (5.00 segundos)</text:p>
      <text:p text:style-name="Preformatted_20_Text">==============================</text:p>
      <text:p text:style-name="Preformatted_20_Text"><text:soft-page-break/></text:p>
      <text:p text:style-name="P2">cpd-terminal terminado.</text:p>
      <text:h text:style-name="Heading_20_2" text:outline-level="2">8. Compilação e Execução</text:h>
      <text:p text:style-name="Text_20_body">O Makefile fornecido permite:</text:p>
      <text:p text:style-name="Text_20_body">bash</text:p>
      <text:p text:style-name="Preformatted_20_Text">make <text:s text:c="9"/># Compila o programa principal e o fibonacci</text:p>
      <text:p text:style-name="Preformatted_20_Text">make clean <text:s text:c="3"/># Remove arquivos objeto e executáveis</text:p>
      <text:p text:style-name="Preformatted_20_Text">make rebuild <text:s/># Limpa e recompila</text:p>
      <text:p text:style-name="P2">make run <text:s text:c="5"/># Compila e executa</text:p>
      <text:p text:style-name="Text_20_body"><text:span text:style-name="Strong_20_Emphasis">Requisitos</text:span>:</text:p>
      <text:list text:style-name="L12">
        <text:list-item>
          <text:p text:style-name="P18">GCC com suporte a pthreads</text:p>
        </text:list-item>
        <text:list-item>
          <text:p text:style-name="P18">Sistema Linux/Unix-like</text:p>
        </text:list-item>
      </text:list>
      <text:h text:style-name="Heading_20_2" text:outline-level="2">9. Limitações e Possíveis Melhorias</text:h>
      <text:h text:style-name="Heading_20_3" text:outline-level="3">Limitações Atuais:</text:h>
      <text:list text:style-name="L13">
        <text:list-item>
          <text:p text:style-name="P19"><text:span text:style-name="Strong_20_Emphasis">Número fixo de argumentos</text:span>: Máximo de 5 argumentos por comando</text:p>
        </text:list-item>
        <text:list-item>
          <text:p text:style-name="P19"><text:span text:style-name="Strong_20_Emphasis">Sem suporte a pipes e redirecionamento</text:span>: Funcionalidades comuns de shell</text:p>
        </text:list-item>
        <text:list-item>
          <text:p text:style-name="P19"><text:span text:style-name="Strong_20_Emphasis">Variável de condição não utilizada</text:span>: Poderia otimizar a thread monitora</text:p>
        </text:list-item>
        <text:list-item>
          <text:p text:style-name="P19"><text:span text:style-name="Strong_20_Emphasis">Sem validação de argumentos complexos</text:span>: Espaços em argumentos não tratados</text:p>
        </text:list-item>
      </text:list>
      <text:h text:style-name="Heading_20_3" text:outline-level="3">Melhorias Sugeridas:</text:h>
      <text:list text:style-name="L14">
        <text:list-item>
          <text:p text:style-name="P20"><text:span text:style-name="Strong_20_Emphasis">Implementar variável de condição</text:span>: Substituir <text:span text:style-name="Source_20_Text">sleep(1)</text:span> por <text:span text:style-name="Source_20_Text">pthread_cond_wait()</text:span></text:p>
        </text:list-item>
        <text:list-item>
          <text:p text:style-name="P20"><text:span text:style-name="Strong_20_Emphasis">Suporte a argumentos dinâmicos</text:span>: Usar alocação dinâmica para argumentos</text:p>
        </text:list-item>
        <text:list-item>
          <text:p text:style-name="P20"><text:span text:style-name="Strong_20_Emphasis">Adicionar comando </text:span><text:span text:style-name="Strong_20_Emphasis"><text:span text:style-name="Source_20_Text">jobs</text:span></text:span>: Listar processos em execução</text:p>
        </text:list-item>
        <text:list-item>
          <text:p text:style-name="P20"><text:span text:style-name="Strong_20_Emphasis">Implementar </text:span><text:span text:style-name="Strong_20_Emphasis"><text:span text:style-name="Source_20_Text">waitpid</text:span></text:span><text:span text:style-name="Strong_20_Emphasis"> com timeout</text:span>: Adicionar timeout para processos que demoram</text:p>
        </text:list-item>
        <text:list-item>
          <text:p text:style-name="P20"><text:span text:style-name="Strong_20_Emphasis">Tratamento de sinais</text:span>: Capturar SIGCHLD para maior robustez</text:p>
        </text:list-item>
      </text:list>
      <text:h text:style-name="Heading_20_2" text:outline-level="2">10. Conceitos de Sistemas Operacionais Demonstrados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Conceito</text:p>
            </table:table-cell>
            <table:table-cell table:style-name="Tabela1.A1" office:value-type="string">
              <text:p text:style-name="Table_20_Heading">Implementação</text:p>
            </table:table-cell>
          </table:table-row>
        </table:table-header-rows>
        <table:table-row>
          <table:table-cell table:style-name="Tabela1.A1" office:value-type="string">
            <text:p text:style-name="Table_20_Contents">Processos</text:p>
          </table:table-cell>
          <table:table-cell table:style-name="Tabela1.A1" office:value-type="string">
            <text:p text:style-name="Table_20_Contents"><text:span text:style-name="Source_20_Text">fork()</text:span>, <text:span text:style-name="Source_20_Text">execv()</text:span>, <text:span text:style-name="Source_20_Text">wait()</text:span></text:p>
          </table:table-cell>
        </table:table-row>
        <table:table-row>
          <table:table-cell table:style-name="Tabela1.A1" office:value-type="string">
            <text:p text:style-name="Table_20_Contents">Threads</text:p>
          </table:table-cell>
          <table:table-cell table:style-name="Tabela1.A1" office:value-type="string">
            <text:p text:style-name="Table_20_Contents"><text:span text:style-name="Source_20_Text">pthread_create()</text:span>, <text:span text:style-name="Source_20_Text">pthread_join()</text:span></text:p>
          </table:table-cell>
        </table:table-row>
        <table:table-row>
          <table:table-cell table:style-name="Tabela1.A1" office:value-type="string">
            <text:p text:style-name="Table_20_Contents">Sincronização</text:p>
          </table:table-cell>
          <table:table-cell table:style-name="Tabela1.A1" office:value-type="string">
            <text:p text:style-name="Table_20_Contents">Mutex (<text:span text:style-name="Source_20_Text">pthread_mutex_t</text:span>)</text:p>
          </table:table-cell>
        </table:table-row>
        <table:table-row>
          <table:table-cell table:style-name="Tabela1.A1" office:value-type="string">
            <text:p text:style-name="Table_20_Contents">Listas ligadas</text:p>
          </table:table-cell>
          <table:table-cell table:style-name="Tabela1.A1" office:value-type="string">
            <text:p text:style-name="Table_20_Contents">Estrutura <text:span text:style-name="Source_20_Text">process_node_t</text:span></text:p>
          </table:table-cell>
        </table:table-row>
        <table:table-row>
          <table:table-cell table:style-name="Tabela1.A1" office:value-type="string">
            <text:p text:style-name="Table_20_Contents">Gerenciamento de memória</text:p>
          </table:table-cell>
          <table:table-cell table:style-name="Tabela1.A1" office:value-type="string">
            <text:p text:style-name="Table_20_Contents"><text:span text:style-name="Source_20_Text">malloc()</text:span>, <text:span text:style-name="Source_20_Text">free()</text:span></text:p>
          </table:table-cell>
        </table:table-row>
        <table:table-row>
          <table:table-cell table:style-name="Tabela1.A1" office:value-type="string">
            <text:p text:style-name="Table_20_Contents">Temporização</text:p>
          </table:table-cell>
          <table:table-cell table:style-name="Tabela1.A1" office:value-type="string">
            <text:p text:style-name="Table_20_Contents"><text:span text:style-name="Source_20_Text">time()</text:span>, <text:span text:style-name="Source_20_Text">difftime()</text:span></text:p>
          </table:table-cell>
        </table:table-row>
      </table:table>
      <text:h text:style-name="Heading_20_2" text:outline-level="2"><text:soft-page-break/>11. Conclusão</text:h>
      <text:p text:style-name="Text_20_body">O <text:span text:style-name="Source_20_Text">cpd-terminal</text:span> demonstra com sucesso os conceitos fundamentais de sistemas operacionais relacionados a processos, threads e sincronização. A implementação utiliza uma arquitetura limpa com separação clara entre a thread principal (interface com usuário) e a thread monitora (gerenciamento de processos filhos).</text:p>
      <text:p text:style-name="Text_20_body">A estrutura de dados baseada em lista ligada permite armazenar e gerenciar múltiplos processos de forma eficiente, enquanto o uso de mutex garante a integridade dos dados compartilhados em ambiente concorrente.</text:p>
      <text:p text:style-name="Text_20_body">O projeto serve como uma base sólida para um terminal mais completo, com potencial para extensões como suporte a pipes, redirecionamento e comandos internos adicionais.</text:p>
      <text:p text:style-name="Horizontal_20_Line"/>
      <text:p text:style-name="P21"><text:span text:style-name="Strong_20_Emphasis">Autor</text:span>: <text:span text:style-name="T3">Bernardo António Leão dos Santos</text:span></text:p>
      <text:p text:style-name="P21"><text:span text:style-name="T5">Matrícula: </text:span><text:span text:style-name="T2">20230470</text:span><text:line-break/><text:span text:style-name="Strong_20_Emphasis">Data</text:span>: [Data Atual]<text:line-break/><text:span text:style-name="Strong_20_Emphasis">Disciplina</text:span>: <text:span text:style-name="T3">CPD</text:span></text:p>
      <text:p text:style-name="P22"><text:span text:style-name="T4">github</text:span>: Berlion77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3T14:27:57.967516636</meta:creation-date>
    <dc:date>2026-03-23T14:35:36.633003215</dc:date>
    <meta:editing-duration>PT7M40S</meta:editing-duration>
    <meta:editing-cycles>1</meta:editing-cycles>
    <meta:generator>LibreOffice/24.2.7.2$Linux_X86_64 LibreOffice_project/420$Build-2</meta:generator>
    <meta:document-statistic meta:table-count="1" meta:image-count="0" meta:object-count="0" meta:page-count="6" meta:paragraph-count="173" meta:word-count="1108" meta:character-count="7515" meta:non-whitespace-character-count="6574"/>
  </office:meta>
</office:document-meta>
</file>